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</style:style>
    <style:style style:name="P4" style:family="paragraph" style:parent-style-name="Standard">
      <style:paragraph-properties fo:margin-left="0in" fo:margin-right="0in" fo:text-indent="0.0783in" style:auto-text-indent="false"/>
    </style:style>
    <style:style style:name="P5" style:family="paragraph" style:parent-style-name="Standard">
      <style:paragraph-properties fo:margin-left="0.2744in" fo:margin-right="0.2807in" fo:text-indent="0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8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0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2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7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text-indent="0in" style:auto-text-indent="false"/>
    </style:style>
    <style:style style:name="P21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7" style:family="paragraph" style:parent-style-name="Heading_20_1" style:list-style-name="WWNum4">
      <style:paragraph-properties fo:text-align="justify" style:justify-single-word="false"/>
    </style:style>
    <style:style style:name="P28" style:family="paragraph" style:parent-style-name="Heading_20_1" style:list-style-name="WWNum4"/>
    <style:style style:name="P29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30" style:family="paragraph" style:parent-style-name="Title">
      <style:paragraph-properties fo:margin-top="1in" fo:margin-bottom="0in" loext:contextual-spacing="false" fo:line-height="100%" fo:text-align="start" style:justify-single-word="false" fo:orphans="2" fo:widows="2"/>
    </style:style>
    <style:style style:name="P31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669966" style:font-name="Calibri" fo:font-size="14pt" style:font-name-asian="Calibri1" style:font-size-asian="14pt" style:font-name-complex="Calibri1" style:font-size-complex="14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aczyuw2yex2w"/><text:span text:style-name="T1">Desarrollo Web en Entorno Cliente</text:span></text:p>
      <text:p text:style-name="P30"><text:bookmark text:name="_jg2jbypvbg4g"/><text:span text:style-name="T3">Guía de estudio UD 01. Navegadores y entorno de trabajo.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><text:span text:style-name="T5">Actualizado Septiembre 2020</text:span></text:p>
      <text:p text:style-name="P4"><text:span text:style-name="T12">Licencia</text:span></text:p>
      <text:p text:style-name="P6"/>
      <text:p text:style-name="P5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/>
      <text:p text:style-name="P8"><text:span text:style-name="T7">Nomenclatura</text:span></text:p>
      <text:p text:style-name="P8"><text:span text:style-name="T8">A lo largo de este tema se utilizarán distintos símbolos para distinguir elementos importantes dentro del contenido. Estos símbolos son:</text:span></text:p>
      <text:p text:style-name="P9"/>
      <text:p text:style-name="P10"><text:span text:style-name="T16">📖 </text:span><text:span text:style-name="T9">Importante</text:span></text:p>
      <text:p text:style-name="P11"/>
      <text:p text:style-name="P10"><text:span text:style-name="T17">❕</text:span><text:span text:style-name="T10"> </text:span><text:span text:style-name="T9">Atención</text:span></text:p>
      <text:p text:style-name="P11"/>
      <text:p text:style-name="P10"><text:span text:style-name="T11">💬</text:span><text:span text:style-name="T9"> Interesante</text:span></text:p>
      <text:p text:style-name="P29"/>
      <text:p text:style-name="P12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span text:style-name="T19">1. </text:span><text:a xlink:type="simple" xlink:href="#_ge43nvu7ywtj" text:style-name="Index_20_Link" text:visited-style-name="Index_20_Link"><text:span text:style-name="T15">Fechas</text:span></text:a><text:span text:style-name="T15"><text:tab/>3</text:span></text:p>
          <text:p text:style-name="P18"><text:span text:style-name="T20">2. </text:span><text:a xlink:type="simple" xlink:href="#_4z7u29ivk38l" text:style-name="Index_20_Link" text:visited-style-name="Index_20_Link"><text:span text:style-name="T15">Conocimientos previos requeridos</text:span></text:a><text:span text:style-name="T15"><text:tab/>3</text:span></text:p>
          <text:p text:style-name="P18"><text:soft-page-break/><text:span text:style-name="T20">3. </text:span><text:a xlink:type="simple" xlink:href="#_5jkjdtdhh7e" text:style-name="Index_20_Link" text:visited-style-name="Index_20_Link"><text:span text:style-name="T15">Objetivos</text:span></text:a><text:span text:style-name="T15"><text:tab/>3</text:span></text:p>
          <text:p text:style-name="P18"><text:span text:style-name="T20">4. </text:span><text:a xlink:type="simple" xlink:href="#_yi5niv80z62t" text:style-name="Index_20_Link" text:visited-style-name="Index_20_Link"><text:span text:style-name="T15">Contenidos</text:span></text:a><text:span text:style-name="T15"><text:tab/>3</text:span></text:p>
          <text:p text:style-name="P18"><text:span text:style-name="T20">5. </text:span><text:a xlink:type="simple" xlink:href="#_pt4xoiz2fd92" text:style-name="Index_20_Link" text:visited-style-name="Index_20_Link"><text:span text:style-name="T15">Actividades</text:span></text:a><text:span text:style-name="T15"><text:tab/>3</text:span></text:p>
          <text:p text:style-name="P19"><text:span text:style-name="T20">6. </text:span><text:a xlink:type="simple" xlink:href="#_g1qlmy5ta6mu" text:style-name="Index_20_Link" text:visited-style-name="Index_20_Link"><text:span text:style-name="T15">Autores (en orden alfabético)</text:span></text:a><text:span text:style-name="T15"><text:tab/>3</text:span></text:p>
        </text:index-body>
      </text:table-of-content>
      <text:p text:style-name="P16"><text:span text:style-name="T21">UD0</text:span><text:span text:style-name="T22">1</text:span><text:span text:style-name="T23">. </text:span><text:span text:style-name="T22">Navegadores y entorno de trabajo</text:span></text:p>
      <text:list xml:id="list155217869" text:style-name="WWNum4">
        <text:list-item>
          <text:p text:style-name="P28"><text:bookmark text:name="_ge43nvu7ywtj"/>Fechas</text:p>
        </text:list-item>
      </text:list>
      <text:p text:style-name="P20">Desde 28/09/2020 al 04/10/2020. La duración de la unidad es de 1 semana (7 horas).</text:p>
      <text:list xml:id="list172020314941943" text:continue-numbering="true" text:style-name="WWNum4">
        <text:list-item>
          <text:p text:style-name="P28"><text:bookmark text:name="_4z7u29ivk38l"/>Conocimientos previos requeridos</text:p>
        </text:list-item>
      </text:list>
      <text:list xml:id="list1256310077" text:style-name="WWNum3">
        <text:list-item>
          <text:p text:style-name="P21">Uso básico de sistemas operativos.</text:p>
        </text:list-item>
        <text:list-item>
          <text:p text:style-name="P23">Conocimientos generales del uso de entornos de desarrollo.</text:p>
        </text:list-item>
      </text:list>
      <text:list xml:id="list172019225359077" text:continue-list="list172020314941943" text:style-name="WWNum4">
        <text:list-item>
          <text:p text:style-name="P28"><text:bookmark text:name="_5jkjdtdhh7e"/>Objetivos</text:p>
        </text:list-item>
      </text:list>
      <text:list xml:id="list2870017323" text:style-name="WWNum1">
        <text:list-item>
          <text:p text:style-name="P22">Aprender a instalar un navegador Web.</text:p>
        </text:list-item>
        <text:list-item>
          <text:p text:style-name="P25">Aprender a instalar una extensión para un navegador Web.</text:p>
        </text:list-item>
        <text:list-item>
          <text:p text:style-name="P25">Aprender a instalar un entorno de desarrollo.</text:p>
        </text:list-item>
        <text:list-item>
          <text:p text:style-name="P25">Aprender a instalar un cliente para un sistema de control de versiones. </text:p>
        </text:list-item>
        <text:list-item>
          <text:p text:style-name="P24">Aprender a instalar extensiones para un entorno de desarrollo. </text:p>
        </text:list-item>
      </text:list>
      <text:list xml:id="list172018715811157" text:continue-list="list172019225359077" text:style-name="WWNum4">
        <text:list-item>
          <text:p text:style-name="P28"><text:bookmark text:name="_yi5niv80z62t"/>Contenidos</text:p>
        </text:list-item>
      </text:list>
      <text:p text:style-name="P20">1. <text:s/>Instalación del navegador Mozilla Firefox.</text:p>
      <text:p text:style-name="P20">2. Instalación entorno de desarrollo Visual Studio Code.</text:p>
      <text:p text:style-name="P20">3. Instalación de Git.</text:p>
      <text:p text:style-name="P20">4. Depuración. Consola Web.</text:p>
      <text:list xml:id="list172019946852759" text:continue-numbering="true" text:style-name="WWNum4">
        <text:list-item>
          <text:p text:style-name="P28"><text:bookmark text:name="_pt4xoiz2fd92"/>Actividades</text:p>
        </text:list-item>
      </text:list>
      <text:p text:style-name="P20">Es muy importante leer los apuntes y realizar los ejercicios. Los ejercicios de esta unidad no son evaluables, pero son base para la realización de actividades en las próximas unidades didácticas.</text:p>
      <text:list xml:id="list172019372535069" text:continue-numbering="true" text:style-name="WWNum4">
        <text:list-item>
          <text:p text:style-name="P27"><text:bookmark text:name="_g1qlmy5ta6mu"/>Autores (en orden alfabético)</text:p>
        </text:list-item>
      </text:list>
      <text:p text:style-name="P20">A continuación ofrecemos en orden alfabético el listado de autores que han hecho aportaciones a este documento:</text:p>
      <text:list xml:id="list3239534774" text:style-name="WWNum2">
        <text:list-item>
          <text:p text:style-name="P26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0</text:span><text:span text:style-name="MT2">1</text:span><text:span text:style-name="MT1">. </text:span><text:span text:style-name="MT2">Guía didáctica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01 - Página</text:span><text:span text:style-name="MT1"> </text:span>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42" meta:word-count="304" meta:character-count="1886" meta:non-whitespace-character-count="1630"/>
    <meta:generator>LibreOfficeDev/6.0.5.2$Linux_X86_64 LibreOffice_project/</meta:generator>
  </office:meta>
</office:document-meta>
</file>